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es" fo:country="ES" officeooo:rsid="000f32b8" officeooo:paragraph-rsid="000f32b8"/>
    </style:style>
    <style:style style:name="P2" style:family="paragraph" style:parent-style-name="Standard">
      <style:paragraph-properties fo:text-align="justify" style:justify-single-word="false"/>
      <style:text-properties fo:language="es" fo:country="ES" officeooo:rsid="000f32b8" officeooo:paragraph-rsid="000f32b8"/>
    </style:style>
    <style:style style:name="P3" style:family="paragraph" style:parent-style-name="Standard">
      <style:paragraph-properties fo:text-align="justify" style:justify-single-word="false"/>
      <style:text-properties fo:language="es" fo:country="ES" officeooo:rsid="000f32b8" officeooo:paragraph-rsid="001c8f4d"/>
    </style:style>
    <style:style style:name="P4" style:family="paragraph" style:parent-style-name="Standard">
      <style:paragraph-properties fo:text-align="justify" style:justify-single-word="false"/>
      <style:text-properties fo:language="es" fo:country="ES" officeooo:rsid="000f32b8" officeooo:paragraph-rsid="001cf6fc"/>
    </style:style>
    <style:style style:name="P5" style:family="paragraph" style:parent-style-name="Standard">
      <style:paragraph-properties fo:text-align="justify" style:justify-single-word="false"/>
      <style:text-properties fo:language="es" fo:country="ES" officeooo:rsid="000f32b8" officeooo:paragraph-rsid="001cac20"/>
    </style:style>
    <style:style style:name="T1" style:family="text">
      <style:text-properties officeooo:rsid="0019ada6"/>
    </style:style>
    <style:style style:name="T2" style:family="text">
      <style:text-properties officeooo:rsid="001c8f4d"/>
    </style:style>
    <style:style style:name="T3" style:family="text">
      <style:text-properties officeooo:rsid="001cac20"/>
    </style:style>
    <style:style style:name="T4" style:family="text">
      <style:text-properties officeooo:rsid="001cf6fc"/>
    </style:style>
    <style:style style:name="T5" style:family="text">
      <style:text-properties officeooo:rsid="002056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R. RECTOR DEL </text:p>
      <text:p text:style-name="P1">INSTITUTO DE FORMACIÓN </text:p>
      <text:p text:style-name="P1">TÉCNICA SUPERIOR Nº 14</text:p>
      <text:p text:style-name="P1">ING. BERNARDO GROISMAN</text:p>
      <text:p text:style-name="P1">S<text:tab/><text:tab/>/<text:tab/><text:tab/>D</text:p>
      <text:p text:style-name="P2"/>
      <text:p text:style-name="P3"><text:tab/><text:tab/><text:span text:style-name="T2">Los abajo firmantes, </text:span>alumno<text:span text:style-name="T2">s</text:span> del 3er año de la carrera “Técnico Superior Robótica” Plan Resolución MEyJ nª93/98, <text:span text:style-name="T2">nos dirigimos a Ud.</text:span> <text:span text:style-name="T1">para</text:span> hacer llegar <text:span text:style-name="T2">nuestra</text:span> preocupación al respecto<text:span text:style-name="T1"> de </text:span>las materias “Sensores y Servomecanismos” y “Sistemas de Control”.</text:p>
      <text:p text:style-name="P3"><text:tab/><text:tab/><text:span text:style-name="T1">El primer aspecto que nos gustaría comentar es sobre de la forma de evaluación que el docente implementó para estas materias. </text:span></text:p>
      <text:p text:style-name="P4"><text:span text:style-name="T1"><text:tab/><text:tab/>Durante el primer cuatrimestre el profesor propuso realizar un único examen para ambas asignaturas. Este examen fue evaluado con una única nota y fue devuelto por el docente, a mediados del segundo cuatrimestre a pesar de haber sido solicitado en reiteradas ocasiones. </text:span></text:p>
      <text:p text:style-name="P4"><text:span text:style-name="T1"><text:tab/><text:tab/>Aunque el examen tiene una única nota el profesor nos comunica que todos hemos reprobado la materia “Sensores y Servomecanismos”. Frente a esto consultamos por la nota de esa materia y la respuesta fue que es el puntaje obtenido en el ejercicio de “Servomotores”. Cuando termina de dar esta explicación, un alumno plantea que esto no había sido informado previamente y que si el examen es único para las dos materias se esperaba que la nota también lo sea. El docente <text:s/>niega que no se haya explicado previamente la modalidad e invita al curso a leer el programa de las materias. </text:span></text:p>
      <text:p text:style-name="P5"><text:tab/><text:tab/><text:span text:style-name="T4">De esta lectura se desprende que el Objetivo de ambas materias es compartido por lo que una evaluación en conjunto podría haber sido razonable. Sin embargo, según el programa, el método de evaluación para la materia </text:span>“Sistemas de Control” <text:span text:style-name="T3">es a través de la presentación de trabajos prácticos que no han sido propuestos por la cátedra.</text:span></text:p>
      <text:p text:style-name="P4"><text:tab/><text:tab/><text:span text:style-name="T4">Antes de comenzar a ausentarse por motivos médicos el docente propone las fechas de examen para el segundo cuatrimestre. Viernes 25 de noviembre para recuperatorio, Miércoles 30 de noviembre y Viernes 2 de diciembre para las otras materias. Luego el docente comienza su licencia médica y nos informan que los docentes deben cerrar las notas a más tardar el 28 de noviembre. Por esto solicitamos su intervención para poder reorganizar estas fechas. También para <text:s text:c="2"/>conocer cómo se evaluarán la materias.</text:span></text:p>
      <text:p text:style-name="P4"><text:tab/><text:tab/><text:span text:style-name="T5">Saludos cordiales.</text:span></text:p>
      <text:p text:style-name="P4"/>
      <text:p text:style-name="P4"/>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6:59:40.768376000</meta:creation-date>
    <meta:editing-duration>PT14H40M59S</meta:editing-duration>
    <meta:editing-cycles>2</meta:editing-cycles>
    <meta:generator>LibreOffice/5.1.4.2$MacOSX_X86_64 LibreOffice_project/f99d75f39f1c57ebdd7ffc5f42867c12031db97a</meta:generator>
    <dc:date>2016-11-14T09:13:09.957805000</dc:date>
    <meta:document-statistic meta:table-count="0" meta:image-count="0" meta:object-count="0" meta:page-count="1" meta:paragraph-count="13" meta:word-count="356" meta:character-count="2184" meta:non-whitespace-character-count="1814"/>
  </office:meta>
</office:document-meta>
</file>